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name]</text:p>
      <text:p text:style-name="Standard">[mail_address]</text:p>
      <text:p text:style-name="Standard">[mail_address2]</text:p>
      <text:p text:style-name="Standard">[mail_zipcode]</text:p>
      <text:p text:style-name="Standard">[mail_city]</text:p>
      <text:p text:style-name="Standard">[mail_state]</text:p>
      <text:p text:style-name="Standard">[mail_country]</text:p>
      <text:p text:style-name="Standard"/>
      <text:p text:style-name="Standard"/>
      <text:p text:style-name="Standard">Geachte [name],</text:p>
      <text:p text:style-name="Standard"/>
      <text:p text:style-name="Standard">&lt;inhoud&gt;</text:p>
      <text:p text:style-name="Standard"/>
      <text:p text:style-name="Standard">Hoogachtend,</text:p>
      <text:p text:style-name="Standard"/>
      <text:p text:style-name="Standard"/>
      <text:p text:style-name="Standard">&lt;eigen contactgegeve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1-18T09:45:10</meta:creation-date>
    <dc:creator>Guido van Biemen</dc:creator>
    <dc:date>2005-11-18T09:52:20</dc:date>
    <meta:editing-cycles>3</meta:editing-cycles>
    <meta:editing-duration>PT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9" meta:character-count="144"/>
  </office:meta>
</office:document-meta>
</file>